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249cm" table:align="left"/>
    </style:style>
    <style:style style:name="Table1.A" style:family="table-column">
      <style:table-column-properties style:column-width="14.249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3.638cm" table:align="left"/>
    </style:style>
    <style:style style:name="Table2.A" style:family="table-column">
      <style:table-column-properties style:column-width="0.247cm"/>
    </style:style>
    <style:style style:name="Table2.B" style:family="table-column">
      <style:table-column-properties style:column-width="13.391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459cm"/>
    </style:style>
    <style:style style:name="Table3.B" style:family="table-column">
      <style:table-column-properties style:column-width="16.542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7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0.247cm"/>
    </style:style>
    <style:style style:name="Table5.B" style:family="table-column">
      <style:table-column-properties style:column-width="16.753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96cm" table:align="left"/>
    </style:style>
    <style:style style:name="Table6.A" style:family="table-column">
      <style:table-column-properties style:column-width="0.247cm"/>
    </style:style>
    <style:style style:name="Table6.B" style:family="table-column">
      <style:table-column-properties style:column-width="6.713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6.96cm" table:align="left"/>
    </style:style>
    <style:style style:name="Table7.A" style:family="table-column">
      <style:table-column-properties style:column-width="0.247cm"/>
    </style:style>
    <style:style style:name="Table7.B" style:family="table-column">
      <style:table-column-properties style:column-width="6.713cm"/>
    </style:style>
    <style:style style:name="Table7.A1" style:family="table-cell">
      <style:table-cell-properties style:vertical-align="middle"/>
    </style:style>
    <style:style style:name="P1" style:family="paragraph" style:parent-style-name="Standard">
      <style:paragraph-properties fo:background-color="#ffffff">
        <style:background-image/>
      </style:paragraph-properties>
      <style:text-properties fo:font-size="16pt" officeooo:rsid="001543d2" officeooo:paragraph-rsid="001543d2" style:font-size-asian="16pt" style:font-size-complex="16pt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size="16pt" style:text-underline-style="solid" style:text-underline-width="auto" style:text-underline-color="font-color" officeooo:rsid="001543d2" officeooo:paragraph-rsid="001543d2" style:font-size-asian="16pt" style:font-size-complex="16pt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font-size="16pt" style:text-underline-style="solid" style:text-underline-width="auto" style:text-underline-color="font-color" officeooo:rsid="00178cda" officeooo:paragraph-rsid="00178cda" style:font-size-asian="16pt" style:font-size-complex="16pt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officeooo:paragraph-rsid="001543d2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font-size="13pt" style:text-underline-style="none" officeooo:rsid="001543d2" officeooo:paragraph-rsid="001543d2" style:font-size-asian="13pt" style:font-size-complex="13pt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font-size="13pt" style:text-underline-style="none" officeooo:rsid="001543d2" officeooo:paragraph-rsid="001814d7" style:font-size-asian="13pt" style:font-size-complex="13pt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font-size="13pt" style:text-underline-style="none" officeooo:rsid="00178cda" officeooo:paragraph-rsid="00178cda" style:font-size-asian="13pt" style:font-size-complex="13pt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font-size="13pt" style:text-underline-style="none" officeooo:rsid="001814d7" officeooo:paragraph-rsid="001814d7" style:font-size-asian="13pt" style:font-size-complex="13pt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font-size="13pt" style:text-underline-style="none" officeooo:rsid="001a12ff" officeooo:paragraph-rsid="001a12ff" style:font-size-asian="13pt" style:font-size-complex="13pt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font-size="13pt" style:text-underline-style="none" officeooo:rsid="001ae353" officeooo:paragraph-rsid="001ae353" style:font-size-asian="13pt" style:font-size-complex="13pt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font-size="13pt" style:text-underline-style="none" officeooo:rsid="00178cda" officeooo:paragraph-rsid="00178cda" style:font-size-asian="11.3500003814697pt" style:font-size-complex="13pt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font-size="12pt" officeooo:rsid="001543d2" officeooo:paragraph-rsid="001543d2" style:font-size-asian="11.3500003814697pt" style:font-size-complex="13pt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font-size="12pt" officeooo:rsid="001543d2" officeooo:paragraph-rsid="001543d2" style:font-size-asian="16pt" style:font-size-complex="16pt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font-size="12pt" style:text-underline-style="solid" style:text-underline-width="auto" style:text-underline-color="font-color" officeooo:rsid="001543d2" officeooo:paragraph-rsid="001543d2" style:font-size-asian="16pt" style:font-size-complex="16pt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officeooo:rsid="001543d2" officeooo:paragraph-rsid="001543d2" style:font-size-asian="16pt" style:font-size-complex="16pt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officeooo:rsid="00178cda" officeooo:paragraph-rsid="00178cda" style:font-size-asian="16pt" style:font-size-complex="16pt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officeooo:rsid="001a12ff" officeooo:paragraph-rsid="001a12ff" style:font-size-asian="13pt" style:font-size-complex="13pt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officeooo:rsid="001ae353" officeooo:paragraph-rsid="001ae353" style:font-size-asian="13pt" style:font-size-complex="13pt"/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officeooo:paragraph-rsid="00178cda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font-size="14pt" style:text-underline-style="none" officeooo:rsid="00178cda" officeooo:paragraph-rsid="00178cda" style:font-size-asian="14pt" style:font-size-complex="14pt"/>
    </style:style>
    <style:style style:name="P21" style:family="paragraph" style:parent-style-name="Text_20_body">
      <style:paragraph-properties fo:background-color="#ffffff">
        <style:background-image/>
      </style:paragraph-properties>
      <style:text-properties fo:font-size="13pt" style:text-underline-style="none" officeooo:rsid="001a12ff" officeooo:paragraph-rsid="001a12ff" style:font-size-asian="13pt" style:font-size-complex="13pt"/>
    </style:style>
    <style:style style:name="P22" style:family="paragraph" style:parent-style-name="Text_20_body">
      <style:paragraph-properties fo:background-color="#ffffff">
        <style:background-image/>
      </style:paragraph-properties>
      <style:text-properties officeooo:paragraph-rsid="001a12ff"/>
    </style:style>
    <style:style style:name="P23" style:family="paragraph" style:parent-style-name="Text_20_body">
      <style:paragraph-properties fo:background-color="#ffffff">
        <style:background-image/>
      </style:paragraph-properties>
      <style:text-properties officeooo:rsid="001a12ff" officeooo:paragraph-rsid="001a12ff"/>
    </style:style>
    <style:style style:name="P24" style:family="paragraph" style:parent-style-name="Text_20_body">
      <style:paragraph-properties fo:background-color="#ffffff">
        <style:background-image/>
      </style:paragraph-properties>
      <style:text-properties fo:font-size="12pt" officeooo:paragraph-rsid="001a12ff"/>
    </style:style>
    <style:style style:name="P25" style:family="paragraph" style:parent-style-name="Text_20_body">
      <style:paragraph-properties fo:background-color="#ffffff">
        <style:background-image/>
      </style:paragraph-properties>
      <style:text-properties fo:font-size="12pt" officeooo:rsid="001a12ff" officeooo:paragraph-rsid="001a12ff"/>
    </style:style>
    <style:style style:name="P26" style:family="paragraph" style:parent-style-name="Text_20_body">
      <style:paragraph-properties fo:background-color="#ffffff">
        <style:background-image/>
      </style:paragraph-properties>
      <style:text-properties fo:font-size="12pt" style:text-underline-style="none" officeooo:rsid="001a12ff" officeooo:paragraph-rsid="001a12ff" style:font-size-asian="13pt" style:font-size-complex="13pt"/>
    </style:style>
    <style:style style:name="P27" style:family="paragraph" style:parent-style-name="Text_20_body">
      <style:paragraph-properties fo:background-color="#ffffff">
        <style:background-image/>
      </style:paragraph-properties>
      <style:text-properties officeooo:rsid="001ae353" officeooo:paragraph-rsid="001ae353"/>
    </style:style>
    <style:style style:name="P28" style:family="paragraph" style:parent-style-name="Text_20_body">
      <style:paragraph-properties fo:background-color="#ffffff">
        <style:background-image/>
      </style:paragraph-properties>
      <style:text-properties officeooo:paragraph-rsid="001ae353"/>
    </style:style>
    <style:style style:name="P29" style:family="paragraph" style:parent-style-name="Text_20_body">
      <style:paragraph-properties fo:background-color="#ffffff">
        <style:background-image/>
      </style:paragraph-properties>
      <style:text-properties fo:font-size="16pt" style:text-underline-style="solid" style:text-underline-width="auto" style:text-underline-color="font-color" officeooo:rsid="001ae353" officeooo:paragraph-rsid="001ae353" style:font-size-asian="16pt" style:font-size-complex="16pt"/>
    </style:style>
    <style:style style:name="P30" style:family="paragraph" style:parent-style-name="Text_20_body">
      <style:paragraph-properties fo:background-color="#ffffff" style:border-line-width-bottom="0.03cm 0.03cm 0.03cm" fo:padding="0.074cm" fo:border-left="none" fo:border-right="none" fo:border-top="none" fo:border-bottom="2.49pt double #000000" style:join-border="false">
        <style:background-image/>
      </style:paragraph-properties>
      <style:text-properties officeooo:rsid="001ae353" officeooo:paragraph-rsid="001ae353"/>
    </style:style>
    <style:style style:name="P31" style:family="paragraph" style:parent-style-name="Text_20_body">
      <style:text-properties fo:font-size="12pt"/>
    </style:style>
    <style:style style:name="P32" style:family="paragraph" style:parent-style-name="Title">
      <style:paragraph-properties fo:background-color="#ffffff">
        <style:background-image/>
      </style:paragraph-properties>
    </style:style>
    <style:style style:name="P33" style:family="paragraph" style:parent-style-name="Heading_20_2">
      <style:paragraph-properties fo:background-color="#ffffff">
        <style:background-image/>
      </style:paragraph-properties>
      <style:text-properties fo:font-size="13pt" style:text-underline-style="none" officeooo:rsid="001a12ff" officeooo:paragraph-rsid="001a12ff" style:font-size-asian="13pt" style:font-size-complex="13pt"/>
    </style:style>
    <style:style style:name="P34" style:family="paragraph" style:parent-style-name="Heading_20_2">
      <style:paragraph-properties fo:background-color="#ffffff">
        <style:background-image/>
      </style:paragraph-properties>
      <style:text-properties officeooo:rsid="001a12ff" officeooo:paragraph-rsid="001a12ff"/>
    </style:style>
    <style:style style:name="P35" style:family="paragraph" style:parent-style-name="Heading_20_2">
      <style:paragraph-properties fo:background-color="#ffffff">
        <style:background-image/>
      </style:paragraph-properties>
      <style:text-properties fo:font-size="12pt" style:text-underline-style="none" officeooo:rsid="001ae353" officeooo:paragraph-rsid="001ae353" style:font-size-asian="13pt" style:font-size-complex="13p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officeooo:paragraph-rsid="00178cda"/>
    </style:style>
    <style:style style:name="T1" style:family="text">
      <style:text-properties fo:color="#3465a4" fo:font-size="16pt" style:text-underline-style="solid" style:text-underline-width="auto" style:text-underline-color="font-color" fo:background-color="#ffffff" loext:char-shading-value="0" style:font-size-asian="16pt" style:font-size-complex="16pt"/>
    </style:style>
    <style:style style:name="T2" style:family="text">
      <style:text-properties fo:color="#3465a4" fo:font-size="16pt" style:text-underline-style="solid" style:text-underline-width="auto" style:text-underline-color="font-color" officeooo:rsid="001543d2" fo:background-color="#ffffff" loext:char-shading-value="0" style:font-size-asian="16pt" style:font-size-complex="16pt"/>
    </style:style>
    <style:style style:name="T3" style:family="text">
      <style:text-properties style:text-underline-style="none"/>
    </style:style>
    <style:style style:name="T4" style:family="text">
      <style:text-properties fo:font-size="12pt"/>
    </style:style>
    <style:style style:name="T5" style:family="text">
      <style:text-properties fo:font-size="12pt" officeooo:rsid="001543d2" style:font-size-asian="11.3500003814697pt" style:font-size-complex="13pt"/>
    </style:style>
    <style:style style:name="T6" style:family="text">
      <style:text-properties fo:font-size="12pt" style:text-underline-style="none" officeooo:rsid="00178cda" style:font-size-asian="16pt" style:font-size-complex="16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officeooo:rsid="00178cda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style:text-underline-style="none" style:font-size-asian="13pt" style:font-size-complex="13pt"/>
    </style:style>
    <style:style style:name="T1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1a12ff" style:font-size-asian="13pt" style:font-weight-asian="normal" style:font-size-complex="13pt" style:font-weight-complex="normal"/>
    </style:style>
    <style:style style:name="T13" style:family="text">
      <style:text-properties fo:font-size="13pt" style:text-underline-style="none" fo:font-weight="normal" officeooo:rsid="001543d2" style:font-size-asian="13pt" style:font-weight-asian="normal" style:font-size-complex="13pt" style:font-weight-complex="normal"/>
    </style:style>
    <style:style style:name="T14" style:family="text">
      <style:text-properties fo:font-size="13pt" style:text-underline-style="none" fo:font-weight="normal" officeooo:rsid="001814d7" style:font-size-asian="13pt" style:font-weight-asian="normal" style:font-size-complex="13pt" style:font-weight-complex="normal"/>
    </style:style>
    <style:style style:name="T15" style:family="text">
      <style:text-properties fo:font-size="13pt" style:text-underline-style="none" fo:font-weight="normal" officeooo:rsid="001ae353" style:font-size-asian="13pt" style:font-weight-asian="normal" style:font-size-complex="13pt" style:font-weight-complex="normal"/>
    </style:style>
    <style:style style:name="T16" style:family="text">
      <style:text-properties officeooo:rsid="00178cda"/>
    </style:style>
    <style:style style:name="T17" style:family="text">
      <style:text-properties officeooo:rsid="001814d7"/>
    </style:style>
    <style:style style:name="T18" style:family="text">
      <style:text-properties officeooo:rsid="001a12ff"/>
    </style:style>
    <style:style style:name="T19" style:family="text">
      <style:text-properties style:font-name="Lohit Devanagari" fo:font-size="16pt" style:text-underline-style="solid" style:text-underline-width="auto" style:text-underline-color="font-color" officeooo:rsid="001a12ff" style:font-size-asian="16pt" style:font-size-complex="16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ae353"/>
    </style:style>
    <style:style style:name="T22" style:family="text">
      <style:text-properties fo:font-size="15pt" style:text-underline-style="solid" style:text-underline-width="auto" style:text-underline-color="font-color" officeooo:rsid="001ae353" style:font-size-asian="15pt" style:font-size-complex="1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 text:c="6"/><text:span text:style-name="T2">CHEF <text:s text:c="2"/></text:span><text:span text:style-name="T1"><text:s/></text:span><text:bookmark text:name="page-title"/><text:span text:style-name="T1">Install And Configure Chef Server </text:span><text:span text:style-name="T2">and workstation and nodes on UBUNTU 14.04 </text:span></text:p>
      <text:p text:style-name="P1"/>
      <text:p text:style-name="P1"/>
      <text:p text:style-name="P2">1. <text:s text:c="3"/>installation of server</text:p>
      <text:p text:style-name="P2"/>
      <text:p text:style-name="P2"/>
      <text:p text:style-name="P2">step1</text:p>
      <text:p text:style-name="P5">update ubuntu #apt-get update </text:p>
      <text:p text:style-name="P5">and install the usable softwares eg:nano wget curl all</text:p>
      <text:p text:style-name="P5"/>
      <text:p text:style-name="P5"><text:s/>change an FQDN for the server</text:p>
      <text:p text:style-name="P5"><text:s/>hostname -f</text:p>
      <text:p text:style-name="P5"><text:s/>example :chef123.com</text:p>
      <text:p text:style-name="P5">(check /etc/hostname and /etc/hosts)</text:p>
      <text:p text:style-name="P5"/>
      <text:p text:style-name="P2">step2</text:p>
      <text:p text:style-name="P12">The next step is to download Chef server package from official website and install it. For this, access the below URL for chef server download page.</text:p>
      <text:p text:style-name="P12"/>
      <text:p text:style-name="P12"><text:a xlink:type="simple" xlink:href="https://downloads.chef.io/chef-server/ubuntu/">https://downloads.chef.io/chef-server/ubuntu/</text:a></text:p>
      <text:p text:style-name="P12"/>
      <text:p text:style-name="P12"/>
      <text:p text:style-name="P12"/>
      <text:p text:style-name="P12"/>
      <text:p text:style-name="P4"><text:span text:style-name="T5">or <text:s text:c="2"/></text:span></text:p>
      <text:p text:style-name="P4"><text:span text:style-name="Source_20_Text"><text:span text:style-name="Source_20_Text"><text:span text:style-name="T5">#</text:span></text:span></text:span><text:span text:style-name="Source_20_Text">wget https://packages.chef.io/stable/ubuntu/14.04/chef-server-core_12.7.0-1_amd64.deb</text:span></text:p>
      <text:p text:style-name="P12"/>
      <text:p text:style-name="P12"/>
      <text:p text:style-name="P1"/>
      <text:p text:style-name="P13">install this downloaded package using the below command. </text:p>
      <text:p text:style-name="P1"/>
      <text:p text:style-name="P1"/>
      <text:p text:style-name="P1"><text:span text:style-name="Source_20_Text"><text:span text:style-name="T9">#dpkg -i chef-server*</text:span></text:span></text:p>
      <text:p text:style-name="P1"><text:span text:style-name="Source_20_Text"/></text:p>
      <text:p text:style-name="P2">step3</text:p>
      <text:p text:style-name="P15">The next step is to ask chef server to configure itself with the default settings. This can be done by running the below command. </text:p>
      <text:p text:style-name="P14"/>
      <text:p text:style-name="P14"><text:span text:style-name="Source_20_Text"><text:span text:style-name="T3">#chef-server-ctl reconfigure</text:span></text:span></text:p>
      <text:p text:style-name="P14"/>
      <text:p text:style-name="P14"><text:span text:style-name="Source_20_Text"/></text:p>
      <text:p text:style-name="P14"/>
      <text:p text:style-name="P14"/>
      <text:p text:style-name="P15"><text:soft-page-break/>note:error while running inthe docker container</text:p>
      <text:p text:style-name="P15"/>
      <text:p text:style-name="P15"/>
      <text:p text:style-name="P15"/>
      <text:p text:style-name="P2">step 4</text:p>
      <text:p text:style-name="P2"/>
      <text:p text:style-name="P5">next is installing chef-manage <text:span text:style-name="T16">for web interface</text:span></text:p>
      <text:p text:style-name="P7"><text:a xlink:type="simple" xlink:href="https://downloads.chef.io/chef-manage/ubuntu/">https://downloads.chef.io/chef-manage/ubuntu/</text:a></text:p>
      <text:p text:style-name="P7"/>
      <text:p text:style-name="P7"/>
      <text:p text:style-name="P7"/>
      <text:p text:style-name="P19"><text:span text:style-name="T6">#wget </text:span><text:a xlink:type="simple" xlink:href="https://packages.chef.io/stable/ubuntu/14.04/chef-manage_2.4.3-1_amd64.deb">https://packages.chef.io/stable/ubuntu/14.04/chef-manage_2.4.3-1_amd64.deb</text:a></text:p>
      <text:p text:style-name="P36"/>
      <text:p text:style-name="P36"/>
      <text:p text:style-name="P36"><text:span text:style-name="Source_20_Text"><text:span text:style-name="T16">#</text:span></text:span><text:span text:style-name="Source_20_Text">sudo dpkg -i chef-manage_2.4.3-1_amd64.deb</text:span></text:p>
      <text:p text:style-name="P19"/>
      <text:p text:style-name="P19"/>
      <text:p text:style-name="P19"><text:span text:style-name="Source_20_Text"><text:span text:style-name="T8">#</text:span></text:span><text:span text:style-name="Source_20_Text"><text:span text:style-name="T7">chef-manage-ctl reconfigure</text:span></text:span></text:p>
      <text:p text:style-name="P3"/>
      <text:p text:style-name="P3"/>
      <text:p text:style-name="P3">step5</text:p>
      <text:p text:style-name="P3"/>
      <text:p text:style-name="P16">Before we can access the web interface, we need to create an admin user and credentials..This can be done by executing the below command. </text:p>
      <text:p text:style-name="P11"/>
      <text:p text:style-name="P3"><text:span text:style-name="Source_20_Text"><text:span text:style-name="T10">#Chef-server-ctl <text:s/>user-create admin admin admin admin@slashroot.in</text:span></text:span><text:span text:style-name="T10"> bizruntime@123</text:span><text:span text:style-name="Source_20_Text"><text:span text:style-name="T10"> --filename admin.pem</text:span></text:span></text:p>
      <text:p text:style-name="P7"/>
      <text:p text:style-name="P7"/>
      <text:p text:style-name="P7"/>
      <text:p text:style-name="P20"><text:s/><text:span text:style-name="T17">and go the site login as admin</text:span></text:p>
      <text:p text:style-name="P20"/>
      <text:p text:style-name="P6"><text:span text:style-name="T17"><text:s text:c="2"/></text:span><text:a xlink:type="simple" xlink:href="http://chef123.com/"><text:span text:style-name="T17">http://</text:span></text:a><text:a xlink:type="simple" xlink:href="http://chef123.com/">chef123.com</text:a></text:p>
      <text:p text:style-name="P6"/>
      <text:p text:style-name="P6"/>
      <text:p text:style-name="P8">user name ,,,,,,,,,,,,,,,,,,,,,,,,,,,,,,</text:p>
      <text:p text:style-name="P8">password ,,,,,,,,,,,,,,,,,,,,,,,,,,,,,,,</text:p>
      <text:p text:style-name="P8"/>
      <text:p text:style-name="P8">now we can create organization as we want </text:p>
      <text:p text:style-name="P8"/>
      <text:p text:style-name="P8"/>
      <text:p text:style-name="P8"/>
      <text:p text:style-name="P8">reffer link :... </text:p>
      <text:p text:style-name="P8">http://www.slashroot.in/how-install-and-configure-chef-server-ubuntu-1404</text:p>
      <text:p text:style-name="P6"/>
      <text:p text:style-name="P6"/>
      <text:p text:style-name="P6"/>
      <text:p text:style-name="P6"/>
      <text:p text:style-name="P6"><text:soft-page-break/><text:s text:c="17"/><text:span text:style-name="T19">Workstation configure</text:span></text:p>
      <text:p text:style-name="P6"/>
      <text:p text:style-name="P6"/>
      <text:p text:style-name="P9">1 .. check the fqdn and create appropriate one </text:p>
      <text:p text:style-name="P9"><text:s text:c="7"/>deatiled on above</text:p>
      <text:p text:style-name="P9"><text:s text:c="8"/>update</text:p>
      <text:p text:style-name="P9"><text:s text:c="8"/>&amp; install some wanted softwares</text:p>
      <text:p text:style-name="P9"/>
      <text:p text:style-name="P9"/>
      <text:p text:style-name="P21"><text:span text:style-name="Strong_20_Emphasis"><text:span text:style-name="T4">Step 1:  </text:span></text:span><text:span text:style-name="T4">Chef officially provides a debian and rpm package called chefdk. chefdk stands for chef development kit. You can download your operating system specific package by navigating to the below URL. </text:span></text:p>
      <text:p text:style-name="P9"/>
      <text:p text:style-name="P9"/>
      <text:p text:style-name="P9">Link : <text:a xlink:type="simple" xlink:href="https://downloads.chef.io/chef-dk/">https://downloads.chef.io/chef-dk/</text:a></text:p>
      <text:p text:style-name="P9"/>
      <text:p text:style-name="P9">from wget <text:s text:c="2"/></text:p>
      <text:p text:style-name="P9">#wget <text:a xlink:type="simple" xlink:href="https://packages.chef.io/stable/ubuntu/12.04/chefdk_0.15.15-1_amd64.deb">https://packages.chef.io/stable/ubuntu/12.04/chefdk_0.15.15-1_amd64.deb</text:a></text:p>
      <text:p text:style-name="P9"/>
      <text:p text:style-name="P9"/>
      <text:p text:style-name="P9"><text:span text:style-name="Source_20_Text">#dpkg -i chefdk*</text:span></text:p>
      <text:p text:style-name="P9"/>
      <text:h text:style-name="P33" text:outline-level="2">step2:<text:span text:style-name="T20">Chef Starter kit</text:span></text:h>
      <text:p text:style-name="P22"/>
      <text:p text:style-name="P23"><text:span text:style-name="T11">Go the site </text:span><text:a xlink:type="simple" xlink:href="http://chef123.com/"><text:span text:style-name="T14">http://</text:span></text:a><text:a xlink:type="simple" xlink:href="http://chef123.com/"><text:span text:style-name="T13">chef123.com</text:span></text:a></text:p>
      <text:p text:style-name="P23"><text:span text:style-name="T13"><text:s/></text:span><text:span text:style-name="T11">and download it </text:span></text:p>
      <text:p text:style-name="P23"/>
      <text:p text:style-name="P22"><text:span text:style-name="T12">and </text:span></text:p>
      <text:p text:style-name="P22"><text:span text:style-name="Source_20_Text"><text:span text:style-name="Source_20_Text"><text:span text:style-name="T12"><text:s/></text:span></text:span></text:span><text:span text:style-name="Source_20_Text">unzip chef-starter.zip</text:span></text:p>
      <text:p text:style-name="P22"/>
      <text:p text:style-name="P22"/>
      <text:p text:style-name="P24">The above command will create a directory called chef-repo in the current location. This directory contains all the basic settings for interacting with chef server from workstation. </text:p>
      <text:p text:style-name="P31">It also has a cookbook directory inside, where all cookbooks will be stored and later pushed to central chef server. </text:p>
      <text:p text:style-name="P22"/>
      <text:p text:style-name="P22"/>
      <text:p text:style-name="P22"/>
      <text:p text:style-name="P22"><text:soft-page-break/><text:span text:style-name="Source_20_Text"><text:span text:style-name="T12"><text:s text:c="3"/></text:span></text:span><text:span text:style-name="T4">Let's get inside the "chef-repo" directory, and see what's inside. </text:span></text:p>
      <text:p text:style-name="P22"/>
      <text:p text:style-name="P22"><text:span text:style-name="T18">Check </text:span><text:span text:style-name="Source_20_Text"># ls -la</text:span></text:p>
      <text:p text:style-name="P22"/>
      <text:p text:style-name="P22"/>
      <text:p text:style-name="P23">eg: <text:s text:c="2"/></text:p>
      <text:section text:style-name="Sect1" text:name="highlighter_182574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root@workstation:/home/ubuntu/chef-repo# ls -la</text:span></text:p>
              <text:p text:style-name="Table_20_Contents"><text:span text:style-name="Source_20_Text">total 32</text:span></text:p>
              <text:p text:style-name="Table_20_Contents"><text:span text:style-name="Source_20_Text">drwxr-xr-x 5 root   root   4096 Jun 30 02:45 .</text:span></text:p>
              <text:p text:style-name="Table_20_Contents"><text:span text:style-name="Source_20_Text">drwxr-xr-x 5 ubuntu ubuntu 4096 Jun 30 02:45 ..</text:span></text:p>
              <text:p text:style-name="Table_20_Contents"><text:span text:style-name="Source_20_Text">drwxr-xr-x 4 root   root   4096 Jun 30 03:01 .chef</text:span></text:p>
              <text:p text:style-name="Table_20_Contents"><text:span text:style-name="Source_20_Text">drwxr-xr-x 4 root   root   4096 Jun 30 02:59 cookbooks</text:span></text:p>
              <text:p text:style-name="Table_20_Contents"><text:span text:style-name="Source_20_Text">-rw-r--r-- 1 root   root    495 Jun 30 02:30 .gitignore</text:span></text:p>
              <text:p text:style-name="Table_20_Contents"><text:span text:style-name="Source_20_Text">-rw-r--r-- 1 root   root   2341 Jun 30 02:30 README.md</text:span></text:p>
              <text:p text:style-name="Table_20_Contents"><text:span text:style-name="Source_20_Text">drwxr-xr-x 2 root   root   4096 Jun 30 02:30 roles</text:span></text:p>
            </table:table-cell>
          </table:table-row>
        </table:table>
      </text:section>
      <text:p text:style-name="Text_20_body"> </text:p>
      <text:p text:style-name="P23"/>
      <text:p text:style-name="P23"/>
      <text:p text:style-name="P25"><text:s text:c="2"/>There is a directory called ".chef" as evident from the directory listing above. This .chef directory contains the private key for the user. Also this ".chef" directory contains knife configuration file called knife.rb.</text:p>
      <text:p text:style-name="Text_20_body"> </text:p>
      <text:section text:style-name="Sect1" text:name="highlighter_115045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le2.A1" office:value-type="string">
              <text:p text:style-name="Table_20_Contents"><text:span text:style-name="Source_20_Text">root@workstation:/home/ubuntu/chef-repo/.chef# ls -l</text:span></text:p>
              <text:p text:style-name="Table_20_Contents"><text:span text:style-name="Source_20_Text">total 16</text:span></text:p>
              <text:p text:style-name="Table_20_Contents"><text:span text:style-name="Source_20_Text">-rw-r--r-- 1 root root  423 Jun 30 02:30 knife.rb</text:span></text:p>
              <text:p text:style-name="Table_20_Contents"><text:span text:style-name="Source_20_Text">-rw-r--r-- 1 root root 1678 Jun 30 02:30 sarath.pem</text:span></text:p>
            </table:table-cell>
          </table:table-row>
        </table:table>
      </text:section>
      <text:p text:style-name="P23"/>
      <text:p text:style-name="P23"/>
      <text:p text:style-name="P25"><text:s text:c="2"/>Knife.rb file will be read by knife tool while interacting with central chef server from workstation. The contents of knife.rb file looks like the below.</text:p>
      <text:p text:style-name="Text_20_body"/>
      <text:section text:style-name="Sect1" text:name="highlighter_491838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<text:soft-page-break/>11</text:p>
            </table:table-cell>
            <table:table-cell table:style-name="Table3.A1" office:value-type="string">
              <text:p text:style-name="Table_20_Contents"><text:span text:style-name="Source_20_Text">root@workstation:/home/ubuntu/chef-repo/.chef# cat knife.rb</text:span></text:p>
              <text:p text:style-name="Table_20_Contents"><text:span text:style-name="Source_20_Text"># See https://docs.getchef.com/config_rb_knife.html for more information on knife configuration options</text:span></text:p>
              <text:p text:style-name="Table_20_Contents"/>
              <text:p text:style-name="Table_20_Contents"><text:span text:style-name="Source_20_Text">current_dir = File.dirname(__FILE__)</text:span></text:p>
              <text:p text:style-name="Table_20_Contents"><text:span text:style-name="Source_20_Text">log_level <text:s text:c="5"/>:info</text:span></text:p>
              <text:p text:style-name="Table_20_Contents"><text:span text:style-name="Source_20_Text">log_location <text:s text:c="6"/>STDOUT</text:span></text:p>
              <text:p text:style-name="Table_20_Contents"><text:span text:style-name="Source_20_Text">node_name <text:s text:c="4"/>"sarath"</text:span></text:p>
              <text:p text:style-name="Table_20_Contents"><text:span text:style-name="Source_20_Text">client_key <text:s text:c="9"/>"#{current_dir}/sarath.pem"</text:span></text:p>
              <text:p text:style-name="Table_20_Contents"><text:span text:style-name="Source_20_Text">chef_server_url </text:span><text:soft-page-break/><text:span text:style-name="Source_20_Text">"https://chef.example.com/organizations/slashroot"</text:span></text:p>
              <text:p text:style-name="Table_20_Contents"><text:span text:style-name="Source_20_Text">cookbook_path <text:s/>["#{current_dir}/../cookbooks"]</text:span></text:p>
              <text:p text:style-name="Table_20_Contents"><text:span text:style-name="Source_20_Text">root@workstation:/home/ubuntu/chef-repo/.chef#</text:span></text:p>
            </table:table-cell>
          </table:table-row>
        </table:table>
      </text:section>
      <text:p text:style-name="Text_20_body"> </text:p>
      <text:p text:style-name="P23"/>
      <text:p text:style-name="P23"/>
      <text:p text:style-name="P23"/>
      <text:p text:style-name="P23"><text:span text:style-name="Source_20_Text"># knife ssl fetch</text:span></text:p>
      <text:p text:style-name="P23">then </text:p>
      <text:p text:style-name="P23"/>
      <text:section text:style-name="Sect1" text:name="highlighter_432232"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Table_20_Contents"><text:span text:style-name="Source_20_Text">ot@workstation:/home/ubuntu/chef-repo# knife ssl fetch</text:span></text:p>
              <text:p text:style-name="Table_20_Contents"><text:span text:style-name="Source_20_Text">WARNING: Certificates from chef.example.com will be fetched and placed in</text:span> <text:span text:style-name="Source_20_Text">your trusted_cert</text:span></text:p>
              <text:p text:style-name="Table_20_Contents"><text:span text:style-name="Source_20_Text">directory (/home/ubuntu/chef-repo/.chef/trusted_certs).</text:span></text:p>
              <text:p text:style-name="Table_20_Contents"/>
              <text:p text:style-name="Table_20_Contents"><text:span text:style-name="Source_20_Text">Knife has no means to verify these are the correct certificates. You should</text:span></text:p>
              <text:p text:style-name="Table_20_Contents"><text:span text:style-name="Source_20_Text">verify the authenticity of these certificates after downloading.</text:span></text:p>
              <text:p text:style-name="Table_20_Contents"> </text:p>
              <text:p text:style-name="Table_20_Contents"><text:span text:style-name="Source_20_Text">Adding certificate for</text:span> <text:span text:style-name="Source_20_Text">chef.example.com in</text:span> <text:span text:style-name="Source_20_Text">/home/ubuntu/chef-repo/.chef/trusted_certs/chef_example_com.crt</text:span></text:p>
            </table:table-cell>
          </table:table-row>
        </table:table>
      </text:section>
      <text:p text:style-name="P23"/>
      <text:p text:style-name="P23"/>
      <text:p text:style-name="P28"><text:span text:style-name="T21">Check :</text:span><text:span text:style-name="Source_20_Text"># knife ssl check</text:span></text:p>
      <text:p text:style-name="P28"/>
      <text:p text:style-name="P27"/>
      <text:p text:style-name="P30"/>
      <text:p text:style-name="P30"/>
      <text:p text:style-name="P30"/>
      <text:p text:style-name="P28"/>
      <text:p text:style-name="P28"/>
      <text:p text:style-name="P28"/>
      <text:p text:style-name="P28"/>
      <text:p text:style-name="P28"><text:span text:style-name="Source_20_Text"/></text:p>
      <text:p text:style-name="P23"/>
      <text:p text:style-name="P23"/>
      <text:p text:style-name="P23"><text:soft-page-break/><text:s text:c="23"/><text:span text:style-name="T22">NODES creation</text:span></text:p>
      <text:p text:style-name="P28"><text:span text:style-name="Source_20_Text"><text:s text:c="6"/></text:span><text:span text:style-name="Source_20_Text"><text:span text:style-name="T21">update the nodes and install some wanted softwares</text:span></text:span></text:p>
      <text:p text:style-name="P28"><text:span text:style-name="Source_20_Text"><text:s text:c="6"/></text:span><text:span text:style-name="Source_20_Text"><text:span text:style-name="T21">check the fqdn</text:span></text:span></text:p>
      <text:p text:style-name="P28"><text:span text:style-name="Source_20_Text"><text:s text:c="7"/></text:span><text:span text:style-name="Source_20_Text"><text:span text:style-name="T21">#install ssh</text:span></text:span></text:p>
      <text:p text:style-name="P28"><text:span text:style-name="Source_20_Text"><text:s text:c="7"/></text:span><text:span text:style-name="Source_20_Text"><text:span text:style-name="T21">start the service ssh</text:span></text:span></text:p>
      <text:p text:style-name="P22"><text:span text:style-name="Source_20_Text"><text:span text:style-name="T15"><text:s text:c="5"/>create the user if you want(for docker container node i <text:s text:c="11"/>create user and give the sudo privillage </text:span></text:span></text:p>
      <text:p text:style-name="P23"/>
      <text:p text:style-name="P23"/>
      <text:p text:style-name="P29">in workstation</text:p>
      <text:h text:style-name="P34" text:outline-level="2">Boostrap a node using chef workstation?</text:h>
      <text:p text:style-name="P23"/>
      <text:p text:style-name="P23"/>
      <text:p text:style-name="P23"/>
      <text:p text:style-name="P23"><text:span text:style-name="T11"/></text:p>
      <text:p text:style-name="P9"/>
      <text:p text:style-name="P9"><text:span text:style-name="Source_20_Text">knife bootstrap 10.12.2.23 --ssh-user root --ssh-password 'password'</text:span> <text:span text:style-name="Source_20_Text">--node-name node1.example.com</text:span></text:p>
      <text:p text:style-name="P9"/>
      <text:p text:style-name="P9"/>
      <text:p text:style-name="P9"/>
      <text:p text:style-name="P9"/>
      <text:p text:style-name="P17">Bootstrapping a node is nothing but the job of installing and configuring chef agent on a server that needs to be automated via chef.</text:p>
      <text:p text:style-name="P17"/>
      <text:p text:style-name="P17"/>
      <text:p text:style-name="P26">You can alternatively use the below command to bootstrap, in case your node only supports key based authentication. </text:p>
      <text:p text:style-name="Text_20_body"> </text:p>
      <text:section text:style-name="Sect1" text:name="highlighter_845653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Contents">1</text:p>
            </table:table-cell>
            <table:table-cell table:style-name="Table5.A1" office:value-type="string">
              <text:p text:style-name="Table_20_Contents"><text:span text:style-name="Source_20_Text">knife bootstrap 10.12.2.23 --ssh-user ubuntu --sudo</text:span> <text:span text:style-name="Source_20_Text">--identity-file</text:span> <text:span text:style-name="Source_20_Text">privatekey.pem --node-name node1.example.com</text:span></text:p>
            </table:table-cell>
          </table:table-row>
        </table:table>
      </text:section>
      <text:p text:style-name="P17"/>
      <text:p text:style-name="P17"/>
      <text:p text:style-name="P17"/>
      <text:p text:style-name="P17"/>
      <text:p text:style-name="P17"/>
      <text:p text:style-name="P18">The add it check in site <text:a xlink:type="simple" xlink:href="http://check123.com/">http://check123.com</text:a></text:p>
      <text:p text:style-name="P18"><text:s/>in the users tab</text:p>
      <text:p text:style-name="P18"><text:soft-page-break/></text:p>
      <text:h text:style-name="P35" text:outline-level="2">How to Create and Upload a cookbook to chef server from workstation?</text:h>
      <text:p text:style-name="P31">The second operation that the chef workstation does is to create a cookbook which acts as the main basic block of configuration that will be applied on nodes. </text:p>
      <text:p text:style-name="P31">You can create a skeleton cookbook by using the below command. </text:p>
      <text:p text:style-name="Text_20_body"/>
      <text:section text:style-name="Sect1" text:name="highlighter_284703"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Table_20_Contents">1</text:p>
            </table:table-cell>
            <table:table-cell table:style-name="Table6.A1" office:value-type="string">
              <text:p text:style-name="Table_20_Contents"><text:span text:style-name="Source_20_Text">knife cookbook create test</text:span></text:p>
            </table:table-cell>
          </table:table-row>
        </table:table>
      </text:section>
      <text:p text:style-name="P18"/>
      <text:p text:style-name="P18"/>
      <text:p text:style-name="P18">Create the script default.rb</text:p>
      <text:p text:style-name="P18"/>
      <text:p text:style-name="P18"/>
      <text:p text:style-name="P18"/>
      <text:p text:style-name="P26">You can then upload this cookbook that we just created to central chef server using the below command. </text:p>
      <text:p text:style-name="Text_20_body"/>
      <text:section text:style-name="Sect1" text:name="highlighter_74330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Table_20_Contents">1</text:p>
            </table:table-cell>
            <table:table-cell table:style-name="Table7.A1" office:value-type="string">
              <text:p text:style-name="Table_20_Contents"><text:span text:style-name="Source_20_Text">knife cookbook upload test</text:span></text:p>
            </table:table-cell>
          </table:table-row>
        </table:table>
      </text:section>
      <text:p text:style-name="Text_20_body"> </text:p>
      <text:p text:style-name="P17"/>
      <text:p text:style-name="P17"/>
      <text:p text:style-name="P17"/>
      <text:p text:style-name="P17"/>
      <text:p text:style-name="P17"/>
      <text:p text:style-name="P9"/>
      <text:p text:style-name="P10">link:////http://www.slashroot.in/how-setup-and-configure-chef-workstation</text:p>
      <text:p text:style-name="P9"><text:span text:style-name="Source_20_Text"/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9:54:14.920281915</meta:creation-date>
    <dc:date>2016-10-20T20:43:13.774413562</dc:date>
    <meta:editing-duration>PT33M14S</meta:editing-duration>
    <meta:editing-cycles>6</meta:editing-cycles>
    <meta:generator>LibreOffice/4.2.8.2$Linux_X86_64 LibreOffice_project/420m0$Build-2</meta:generator>
    <meta:document-statistic meta:table-count="7" meta:image-count="0" meta:object-count="0" meta:page-count="7" meta:paragraph-count="137" meta:word-count="795" meta:character-count="5963" meta:non-whitespace-character-count="5088"/>
  </office:meta>
</office:document-meta>
</file>